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Zawartość alk. w napoju</text:p>
          </table:table-cell>
          <table:table-cell table:style-name="ce1"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 office:value-type="string" calcext:value-type="string">
            <text:p>Ilość napoju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Neutral" office:value-type="string" calcext:value-type="string">
            <text:p>Zawartość alk.</text:p>
          </table:table-cell>
          <table:table-cell table:style-name="Neutral" table:formula="of:=[.B1]*[.B2]*0.79" office:value-type="float" office:value="23.7" calcext:value-type="float">
            <text:p>23.7</text:p>
          </table:table-cell>
          <table:table-cell table:style-name="Neutral" office:value-type="string" calcext:value-type="string">
            <text:p>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nt płynów ustrojowych</text:p>
          </table:table-cell>
          <table:table-cell table:style-name="ce1" office:value-type="percentage" office:value="0.7" calcext:value-type="percentage">
            <text:p>70.00%</text:p>
          </table:table-cell>
          <table:table-cell/>
        </table:table-row>
        <table:table-row table:style-name="ro2">
          <table:table-cell office:value-type="string" calcext:value-type="string">
            <text:p>Wag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Wzrost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Neutral" office:value-type="string" calcext:value-type="string">
            <text:p>BMI</text:p>
          </table:table-cell>
          <table:table-cell table:style-name="Neutral" table:formula="of:=[.B6]/[.B7]^2" office:value-type="float" office:value="29.3877551020408" calcext:value-type="float">
            <text:p>29.3877551020408</text:p>
          </table:table-cell>
          <table:table-cell table:style-name="Neutral"/>
        </table:table-row>
        <table:table-row table:style-name="ro1">
          <table:table-cell table:style-name="Neutral" office:value-type="string" calcext:value-type="string">
            <text:p>Wykroczenie BMI</text:p>
          </table:table-cell>
          <table:table-cell table:style-name="Neutral" table:formula="of:=IF([.B8]&lt;18.5; [.B8]-18.5; IF([.B8]&gt;25; [.B8]-25; 0))" office:value-type="float" office:value="4.38775510204082" calcext:value-type="float">
            <text:p>4.38775510204082</text:p>
          </table:table-cell>
          <table:table-cell table:style-name="Neutral"/>
        </table:table-row>
        <table:table-row table:style-name="ro1">
          <table:table-cell table:style-name="Neutral" office:value-type="string" calcext:value-type="string">
            <text:p>Różnica tkanki tłuszczowej</text:p>
          </table:table-cell>
          <table:table-cell table:style-name="Neutral" table:formula="of:=[.B9]*[.B7]^2" office:value-type="float" office:value="13.4375" calcext:value-type="float">
            <text:p>13.4375</text:p>
          </table:table-cell>
          <table:table-cell table:style-name="Neutral" office:value-type="string" calcext:value-type="string">
            <text:p>kg</text:p>
          </table:table-cell>
        </table:table-row>
        <table:table-row table:style-name="ro1">
          <table:table-cell table:style-name="Neutral" office:value-type="string" calcext:value-type="string">
            <text:p>Ilość wody</text:p>
          </table:table-cell>
          <table:table-cell table:style-name="Neutral" table:formula="of:=0.15*[.B10]" office:value-type="float" office:value="2.015625" calcext:value-type="float">
            <text:p>2.015625</text:p>
          </table:table-cell>
          <table:table-cell table:style-name="Neutral" office:value-type="string" calcext:value-type="string">
            <text:p>kg</text:p>
          </table:table-cell>
        </table:table-row>
        <table:table-row table:style-name="ro1">
          <table:table-cell table:style-name="Neutral" office:value-type="string" calcext:value-type="string">
            <text:p>Ilość płynów ustrojowych</text:p>
          </table:table-cell>
          <table:table-cell table:style-name="Neutral" table:formula="of:=[.B5]*([.B6]-[.B10]) + [.B11]" office:value-type="float" office:value="55.609375" calcext:value-type="float">
            <text:p>55.609375</text:p>
          </table:table-cell>
          <table:table-cell table:style-name="Neutral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zas wchłaniani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ługość pici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z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Usuwanie alk. w czas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/h</text:p>
          </table:table-cell>
        </table:table-row>
        <table:table-row table:style-name="ro1">
          <table:table-cell table:style-name="Neutral" office:value-type="string" calcext:value-type="string">
            <text:p>Spożycie alk. w czasie</text:p>
          </table:table-cell>
          <table:table-cell table:style-name="Neutral" table:formula="of:=[.B3]/[.B15]" office:value-type="float" office:value="118.5" calcext:value-type="float">
            <text:p>118.5</text:p>
          </table:table-cell>
          <table:table-cell table:style-name="Neutral" office:value-type="string" calcext:value-type="string">
            <text:p>g/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Neutral" office:value-type="string" calcext:value-type="string">
            <text:p>Zawartość alk. w czasie</text:p>
          </table:table-cell>
          <table:table-cell table:style-name="Neutral" table:formula="of:=MIN([.B16]; [.B14])/[.B14]*(MIN([.B16]*[.B18];[.B3])-[.B16]*[.B17])" office:value-type="float" office:value="18.7" calcext:value-type="float">
            <text:p>18.7</text:p>
          </table:table-cell>
          <table:table-cell table:style-name="Neutral" office:value-type="string" calcext:value-type="string">
            <text:p>g</text:p>
          </table:table-cell>
        </table:table-row>
        <table:table-row table:style-name="ro1">
          <table:table-cell table:style-name="Neutral" office:value-type="string" calcext:value-type="string">
            <text:p>Zawartość alk. we krwi</text:p>
          </table:table-cell>
          <table:table-cell table:style-name="Neutral" table:formula="of:=[.B20]/[.B12]" office:value-type="float" office:value="0.336274234335488" calcext:value-type="float">
            <text:p>0.336274234335488</text:p>
          </table:table-cell>
          <table:table-cell table:style-name="Neutral" office:value-type="string" calcext:value-type="string">
            <text:p>prom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6:01:57.216597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2:37:51.241221867</meta:creation-date>
    <dc:date>2024-06-04T17:01:12.598461931</dc:date>
    <meta:editing-duration>PT1H43M44S</meta:editing-duration>
    <meta:editing-cycles>5</meta:editing-cycles>
    <meta:generator>LibreOffice/7.5.9.2$Linux_X86_64 LibreOffice_project/50$Build-2</meta:generator>
    <meta:document-statistic meta:table-count="1" meta:cell-count="50" meta:object-count="0"/>
  </office:meta>
</office:document-meta>
</file>